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cm" fo:min-width="4.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cm" fo:min-width="7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cm" svg:height="2.25cm" svg:x="1.25cm" svg:y="1cm">
          <text:p text:style-name="P1">Кнопка генерации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23.7cm" svg:y="1cm">
          <text:p text:style-name="P1">Кнопка генерации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5cm" svg:height="2.25cm" svg:x="11.25cm" svg:y="1cm">
          <text:p text:style-name="P1">Из папки генератора перенос файлов на контроллер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6T14:15:59.747000000</meta:creation-date>
    <dc:date>2024-05-06T16:53:07.325000000</dc:date>
    <meta:editing-duration>PT2H37M8S</meta:editing-duration>
    <meta:editing-cycles>1</meta:editing-cycles>
    <meta:document-statistic meta:object-count="3"/>
    <meta:generator>LibreOffice/7.4.4.2$Windows_x86 LibreOffice_project/85569322deea74ec9134968a29af2df5663baa21</meta:generator>
  </office:meta>
</office:document-meta>
</file>